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7.11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Blood Component Code</text:p>
          </table:table-cell>
          <table:table-cell office:value-type="string" table:style-name="ce2">
            <text:p>Blood Component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Packed RBC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Plasm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Platele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Fresh frozen Plasma (FPP)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4T12:49:36Z</meta:creation-date>
    <dc:date>2020-04-29T12:05:49Z</dc:date>
    <meta:user-defined meta:name="WorkbookGuid">8922aec2-41c0-40c0-a17e-185304446c8c</meta:user-defined>
    <meta:user-defined meta:name="ConnectionInfosStorage">WorkbookXmlParts</meta:user-defined>
  </office:meta>
</office:document-meta>
</file>